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b912a" officeooo:paragraph-rsid="002b912a"/>
    </style:style>
    <style:style style:name="P8" style:family="paragraph" style:parent-style-name="Text_20_body">
      <style:text-properties officeooo:rsid="002ad322" officeooo:paragraph-rsid="002ad322"/>
    </style:style>
    <style:style style:name="P9" style:family="paragraph" style:parent-style-name="Text_20_body">
      <style:text-properties officeooo:rsid="003011bf" officeooo:paragraph-rsid="003011bf"/>
    </style:style>
    <style:style style:name="P10" style:family="paragraph" style:parent-style-name="Heading_20_4">
      <style:paragraph-properties fo:break-before="page"/>
      <style:text-properties officeooo:rsid="002b912a" officeooo:paragraph-rsid="002ad322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2b912a" officeooo:paragraph-rsid="002b912a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011bf" style:font-style-asian="italic" style:font-style-complex="italic"/>
    </style:style>
    <style:style style:name="T4" style:family="text">
      <style:text-properties officeooo:rsid="002b912a"/>
    </style:style>
    <style:style style:name="T5" style:family="text">
      <style:text-properties officeooo:rsid="003011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0" text:outline-level="4"><text:span text:style-name="T5">Python</text:span> Programming Language</text:h>
      <text:p text:style-name="P8">Should <text:span text:style-name="T2">$PROJECT_</text:span><text:span text:style-name="T3">PYTHON</text:span> is set to its source directory in <text:span text:style-name="T2">CONFIG.toml</text:span> (default is “<text:span text:style-name="T2">src</text:span><text:span text:style-name="T3">PYTHON</text:span><text:span text:style-name="T2">/</text:span>”<text:span text:style-name="T4">)</text:span>, AutomataCI shall<text:span text:style-name="T4"> setup a </text:span><text:span text:style-name="T5">Python </text:span><text:span text:style-name="T4">virtual environment </text:span><text:span text:style-name="T5">if Python3 is available and supplied by host machine.</text:span></text:p>
      <text:p text:style-name="P9">Duly noted that AutomataCI only supports Python3 and above.</text:p>
      <text:p text:style-name="P7">The default Setup CI job shall setup the following toolkit:</text:p>
      <text:list text:style-name="L1">
        <text:list-item>
          <text:p text:style-name="P11"><text:span text:style-name="T2">$PROJECT_PATH_ROOT/$PROJECT_PATH_TOOLS/</text:span><text:span text:style-name="T3">python</text:span><text:span text:style-name="T2">-engine</text:span> (virtual environment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8M11S</meta:editing-duration>
    <meta:editing-cycles>38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50:04.874784051</dc:date>
    <dc:creator>Kean Ho Chew</dc:creator>
    <meta:document-statistic meta:table-count="0" meta:image-count="0" meta:object-count="0" meta:page-count="1" meta:paragraph-count="10" meta:word-count="83" meta:character-count="600" meta:non-whitespace-character-count="529"/>
    <meta:template xlink:type="simple" xlink:actuate="onRequest" xlink:title="Official Book" xlink:href="../../templates/Book.ott" meta:date="2023-11-17T20:33:17.245827505"/>
  </office:meta>
</office:document-meta>
</file>